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Corps_20_de_20_texte.Paragraph" style:list-style-name="L22">
      <style:paragraph-properties fo:margin-left="0.4925in" fo:margin-right="0in" fo:text-indent="0in" style:auto-text-indent="false"/>
    </style:style>
    <style:style style:name="P40" style:family="paragraph" style:parent-style-name="Heading_20_2" style:master-page-name="">
      <style:paragraph-properties style:page-number="auto" fo:break-before="page"/>
    </style:style>
    <style:style style:name="P41"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0.4925in" fo:margin-right="0in" fo:text-indent="0in" style:auto-text-indent="false"/>
    </style:style>
    <style:style style:name="P76" style:family="paragraph" style:parent-style-name="Text_20_body" style:list-style-name="L27">
      <style:paragraph-properties fo:margin-left="0.4925in" fo:margin-right="0in" fo:text-indent="0in" style:auto-text-indent="false"/>
    </style:style>
    <style:style style:name="P77" style:family="paragraph" style:parent-style-name="Text_20_body" style:list-style-name="L33">
      <style:paragraph-properties fo:margin-left="0.8681in" fo:margin-right="0in" fo:text-indent="0in" style:auto-text-indent="false"/>
    </style:style>
    <style:style style:name="P78" style:family="paragraph" style:parent-style-name="Standard" style:list-style-name="L25"/>
    <style:style style:name="P79" style:family="paragraph" style:parent-style-name="Standard" style:list-style-name="L33"/>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3" style:master-page-name="">
      <style:paragraph-properties style:page-number="auto" fo:break-before="pag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05/2018 15:22:5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054722711"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890458618" text:style-name="L2">
        <text:list-item>
          <text:p text:style-name="P43">Version 2.1.2 :</text:p>
        </text:list-item>
      </text:list>
      <text:list xml:id="list3339834447" text:style-name="L3">
        <text:list-item>
          <text:list>
            <text:list-item>
              <text:p text:style-name="P44">Localized help : resolved non-functional hyperlink due to API incompatibility introduced by Apache OpenOffice 4.1 (and LibreOffice 4.0).</text:p>
            </text:list-item>
          </text:list>
        </text:list-item>
      </text:list>
      <text:list xml:id="list152256687870147" text:continue-list="list2890458618" text:style-name="L2">
        <text:list-item>
          <text:p text:style-name="P43">Version 2.1.1 :</text:p>
        </text:list-item>
      </text:list>
      <text:list xml:id="list2175011121"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152254806868570" text:continue-list="list152256687870147" text:style-name="L2">
        <text:list-item>
          <text:p text:style-name="P43">Version 2.1.0 :</text:p>
        </text:list-item>
      </text:list>
      <text:list xml:id="list2249332437"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152255798777089" text:continue-list="list152254806868570" text:style-name="L2">
        <text:list-item>
          <text:p text:style-name="P43">Version 2.0.0 :</text:p>
        </text:list-item>
      </text:list>
      <text:list xml:id="list3346371878"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152256542305097" text:continue-list="list152255798777089" text:style-name="L2">
        <text:list-item>
          <text:p text:style-name="P43">Version 1.5.3 :</text:p>
        </text:list-item>
      </text:list>
      <text:list xml:id="list1864693615"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375836275" text:style-name="L8">
        <text:list-item>
          <text:p text:style-name="P49">Basic library Standard, Module1 : your instruction inside the Sub myExtension</text:p>
        </text:list-item>
        <text:list-item>
          <text:p text:style-name="P49">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281953892"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524595054"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329430634"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099742962" text:style-name="L12">
        <text:list-item text:start-value="1">
          <text:p text:style-name="P53"><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687124424"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441405982"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456497876"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167455264"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412031989" text:style-name="L17">
        <text:list-item>
          <text:p text:style-name="P58">Arg1 : <text:span text:style-name="InstructionMacro">String</text:span> : mandatory, type of control used for the button</text:p>
        </text:list-item>
      </text:list>
      <text:list xml:id="list409868752"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837904662"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016026770"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372815972"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770795592"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314945238"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text:soft-page-break/>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70327855"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513924470" text:style-name="L25">
        <text:list-item text:start-value="1">
          <text:p text:style-name="P78">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8">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740726175"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3379955699"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2233516303"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787763734"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221283927"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090335703"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709898102"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743424695" text:style-name="L33">
        <text:list-item text:start-value="1">
          <text:p text:style-name="P79">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9">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79">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9">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858218161"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text:soft-page-break/>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630385125"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4316192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31174554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89293803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225643063265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87721308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9907542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377900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2255953472476" text:continue-list="list144316192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2255953278907" text:continue-list="list15225643063265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152256047725329" text:continue-list="list15225595347247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89" meta:paragraph-count="2855" meta:word-count="39317" meta:character-count="259579" meta:non-whitespace-character-count="21899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